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/>
    <style:font-face style:name="OpenSymbol1" svg:font-family="OpenSymbol" style:font-family-generic="system" style:font-pitch="variable"/>
    <style:font-face style:name="OpenSymbol2" svg:font-family="OpenSymbol" style:font-adornments="Regular"/>
    <style:font-face style:name="Symbol" svg:font-family="Symbol" style:font-family-generic="roman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2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name-complex="Times New Roman2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officeooo:paragraph-rsid="00b42c9d" style:font-size-asian="14pt" style:font-name-complex="Times New Roman2"/>
    </style:style>
    <style:style style:name="P4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officeooo:paragraph-rsid="0009efae" style:font-size-asian="14pt" style:font-name-complex="Times New Roman2"/>
    </style:style>
    <style:style style:name="P5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name-complex="Times New Roman2"/>
    </style:style>
    <style:style style:name="P6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officeooo:paragraph-rsid="000a1733" style:font-size-asian="14pt" style:font-name-complex="Times New Roman2"/>
    </style:style>
    <style:style style:name="P7" style:family="paragraph" style:parent-style-name="Standard">
      <style:paragraph-properties fo:line-height="150%" fo:text-align="center" style:justify-single-word="false"/>
      <style:text-properties style:use-window-font-color="true" loext:opacity="0%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loext:opacity="0%" officeooo:paragraph-rsid="0009efae"/>
    </style:style>
    <style:style style:name="P9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10" style:family="paragraph" style:parent-style-name="Standard">
      <style:paragraph-properties fo:line-height="150%" fo:text-align="end" style:justify-single-word="false"/>
      <style:text-properties style:use-window-font-color="true" loext:opacity="0%" officeooo:paragraph-rsid="00c61ee5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style:page-number="auto" fo:break-before="page" fo:background-color="transparent" fo:keep-with-next="always" style:writing-mode="lr-tb"/>
      <style:text-properties style:use-window-font-color="true" loext:opacity="0%" style:font-name="Times New Roman1" fo:font-size="14pt" officeooo:paragraph-rsid="00c7ade1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c822f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d5742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paragraph-rsid="00cd9ab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ce564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ce8fb8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d00db0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d2e6c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d7e43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paragraph-rsid="00d7e43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df794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paragraph-rsid="00dcdb1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da853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deca0b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rsid="00cd9abd" officeooo:paragraph-rsid="00cd9ab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rsid="00d9a833" officeooo:paragraph-rsid="00d9a83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rsid="00dcdb1f" officeooo:paragraph-rsid="00dcdb1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rsid="00deca0b" officeooo:paragraph-rsid="00deca0b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style:font-size-asian="14pt" style:language-asian="ru" style:country-asian="RU" style:font-name-complex="Times New Roman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fo:background-color="transparent" fo:keep-with-next="always" style:writing-mode="lr-tb"/>
      <style:text-properties style:use-window-font-color="true" loext:opacity="0%" officeooo:paragraph-rsid="00d3549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line-height="115%"/>
      <style:text-properties style:use-window-font-color="true" loext:opacity="0%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color="#c9211e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fo:keep-with-next="always" style:writing-mode="lr-tb"/>
      <style:text-properties fo:color="#c9211e" loext:opacity="100%"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fo:color="#c9211e" loext:opacity="100%"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fo:background-color="transparent" fo:keep-with-next="always" style:writing-mode="lr-tb"/>
      <style:text-properties fo:color="#c9211e" loext:opacity="100%" style:font-name="Times New Roman1" fo:font-size="14pt" officeooo:paragraph-rsid="00cafe3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fo:color="#c9211e" loext:opacity="100%" style:font-name="Times New Roman1" fo:font-size="14pt" officeooo:paragraph-rsid="00d75638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fo:keep-with-next="always" style:writing-mode="lr-tb"/>
      <style:text-properties fo:color="#c9211e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 style:list-style-name="L1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1" fo:font-size="14pt" style:font-size-asian="14pt" style:font-size-complex="14pt"/>
    </style:style>
    <style:style style:name="P44" style:family="paragraph" style:parent-style-name="Standard" style:list-style-name="L1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1" fo:font-size="14pt" officeooo:paragraph-rsid="00d00db0" style:font-size-asian="14pt" style:font-size-complex="14pt"/>
    </style:style>
    <style:style style:name="P45" style:family="paragraph" style:parent-style-name="Standard" style:list-style-name="L1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1" fo:font-size="14pt" officeooo:paragraph-rsid="00d0dc7a" style:font-size-asian="14pt" style:font-size-complex="14pt"/>
    </style:style>
    <style:style style:name="P46" style:family="paragraph" style:parent-style-name="Standard" style:list-style-name="L1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1" fo:font-size="14pt" officeooo:paragraph-rsid="00e1ba16" style:font-size-asian="14pt" style:font-size-complex="14pt"/>
    </style:style>
    <style:style style:name="P47" style:family="paragraph" style:parent-style-name="Standard" style:list-style-name="L1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1" fo:font-size="14pt" officeooo:paragraph-rsid="00d75638" style:font-size-asian="14pt" style:font-size-complex="14pt"/>
    </style:style>
    <style:style style:name="P48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fo:background-color="transparent" fo:keep-with-next="always" style:writing-mode="lr-tb"/>
      <style:text-properties style:use-window-font-color="true" loext:opacity="0%" style:font-name="Times New Roman1" fo:font-size="14pt" officeooo:paragraph-rsid="00ce564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ce564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c822f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ce8fb8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 style:list-style-name="L1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1" fo:font-size="14pt" officeooo:rsid="00d0dc7a" officeooo:paragraph-rsid="00d0dc7a" style:font-size-asian="14pt" style:font-size-complex="14pt"/>
    </style:style>
    <style:style style:name="P54" style:family="paragraph" style:parent-style-name="Standard" style:list-style-name="L1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1" fo:font-size="14pt" officeooo:rsid="00d615b1" officeooo:paragraph-rsid="00d615b1" style:font-size-asian="14pt" style:font-size-complex="14pt"/>
    </style:style>
    <style:style style:name="P55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font-name="Times New Roman1" fo:font-size="14pt" officeooo:paragraph-rsid="00ce8fb8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1" fo:font-size="14pt" officeooo:rsid="00ce8fb8" officeooo:paragraph-rsid="00ce8fb8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fo:background-color="transparent" fo:keep-with-next="always" style:writing-mode="lr-tb"/>
      <style:text-properties style:use-window-font-color="true" loext:opacity="0%" style:font-name="Times New Roman1" fo:font-size="14pt" style:font-size-asian="14pt" style:language-asian="ru" style:country-asian="RU" style:font-name-complex="Times New Roman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fo:keep-with-next="always" style:writing-mode="lr-tb"/>
      <style:text-properties style:use-window-font-color="true" loext:opacity="0%" style:font-name="Times New Roman1" fo:font-size="14pt" officeooo:paragraph-rsid="00dcdb1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65" style:family="text">
      <style:text-properties style:font-name="Times New Roman" fo:font-size="14pt" style:font-size-asian="14pt" style:font-name-complex="Times New Roman2"/>
    </style:style>
    <style:style style:name="T66" style:family="text">
      <style:text-properties style:font-name="Times New Roman" fo:font-size="14pt" officeooo:rsid="0009efae" style:font-size-asian="14pt" style:font-name-complex="Times New Roman2"/>
    </style:style>
    <style:style style:name="T67" style:family="text">
      <style:text-properties style:font-name="Times New Roman" fo:language="ru" fo:country="RU" fo:font-weight="normal" style:font-weight-asian="normal" style:font-name-complex="Times New Roman2" style:font-weight-complex="normal"/>
    </style:style>
    <style:style style:name="T68" style:family="text">
      <style:text-properties style:font-name="Times New Roman" fo:language="ru" fo:country="RU" fo:font-weight="normal" officeooo:rsid="00c7ade1" style:font-weight-asian="normal" style:font-name-complex="Times New Roman2" style:font-weight-complex="normal"/>
    </style:style>
    <style:style style:name="T69" style:family="text">
      <style:text-properties style:use-window-font-color="true" loext:opacity="0%"/>
    </style:style>
    <style:style style:name="T70" style:family="text">
      <style:text-properties style:use-window-font-color="true" loext:opacity="0%" officeooo:rsid="00c92dc9"/>
    </style:style>
    <style:style style:name="T71" style:family="text">
      <style:text-properties style:use-window-font-color="true" loext:opacity="0%" officeooo:rsid="00cafe3d"/>
    </style:style>
    <style:style style:name="T72" style:family="text">
      <style:text-properties style:use-window-font-color="true" loext:opacity="0%" officeooo:rsid="00d615b1"/>
    </style:style>
    <style:style style:name="T73" style:family="text">
      <style:text-properties style:use-window-font-color="true" loext:opacity="0%" officeooo:rsid="00d75638"/>
    </style:style>
    <style:style style:name="T74" style:family="text">
      <style:text-properties style:use-window-font-color="true" loext:opacity="0%" officeooo:rsid="00d79608"/>
    </style:style>
    <style:style style:name="T75" style:family="text">
      <style:text-properties fo:language="en" fo:country="US"/>
    </style:style>
    <style:style style:name="T76" style:family="text">
      <style:text-properties fo:language="ru" fo:country="RU"/>
    </style:style>
    <style:style style:name="T77" style:family="text">
      <style:text-properties fo:language="ru" fo:country="RU" fo:font-weight="normal" style:font-weight-asian="normal" style:font-weight-complex="normal"/>
    </style:style>
    <style:style style:name="T78" style:family="text">
      <style:text-properties fo:language="ru" fo:country="RU" fo:font-weight="normal" officeooo:rsid="00c7ade1" style:font-weight-asian="normal" style:font-weight-complex="normal"/>
    </style:style>
    <style:style style:name="T79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80" style:family="text">
      <style:text-properties style:font-name="Times New Roman1" fo:font-size="14pt" style:font-size-asian="14pt" style:font-size-complex="14pt"/>
    </style:style>
    <style:style style:name="T81" style:family="text">
      <style:text-properties style:font-name="Times New Roman1" fo:font-size="14pt" officeooo:rsid="00d2e6cf" style:font-size-asian="14pt" style:font-size-complex="14pt"/>
    </style:style>
    <style:style style:name="T82" style:family="text">
      <style:text-properties style:font-name="Times New Roman1" fo:font-size="14pt" officeooo:rsid="00d3549b" style:font-size-asian="14pt" style:font-size-complex="14pt"/>
    </style:style>
    <style:style style:name="T83" style:family="text">
      <style:text-properties officeooo:rsid="00b42c9d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c822fa" style:font-weight-asian="bold" style:font-weight-complex="bold"/>
    </style:style>
    <style:style style:name="T87" style:family="text">
      <style:text-properties officeooo:rsid="00c7ade1"/>
    </style:style>
    <style:style style:name="T88" style:family="text">
      <style:text-properties officeooo:rsid="00c822fa"/>
    </style:style>
    <style:style style:name="T89" style:family="text">
      <style:text-properties officeooo:rsid="00cc416a"/>
    </style:style>
    <style:style style:name="T90" style:family="text">
      <style:text-properties officeooo:rsid="00cd9abd"/>
    </style:style>
    <style:style style:name="T91" style:family="text">
      <style:text-properties officeooo:rsid="00ce1cad"/>
    </style:style>
    <style:style style:name="T92" style:family="text">
      <style:text-properties officeooo:rsid="00ce5642"/>
    </style:style>
    <style:style style:name="T93" style:family="text">
      <style:text-properties officeooo:rsid="00ce8fb8"/>
    </style:style>
    <style:style style:name="T94" style:family="text">
      <style:text-properties officeooo:rsid="00d00db0"/>
    </style:style>
    <style:style style:name="T95" style:family="text">
      <style:text-properties officeooo:rsid="00d0dc7a"/>
    </style:style>
    <style:style style:name="T96" style:family="text">
      <style:text-properties officeooo:rsid="00d15900"/>
    </style:style>
    <style:style style:name="T97" style:family="text">
      <style:text-properties officeooo:rsid="00d2e6cf"/>
    </style:style>
    <style:style style:name="T98" style:family="text">
      <style:text-properties officeooo:rsid="00d57423"/>
    </style:style>
    <style:style style:name="T99" style:family="text">
      <style:text-properties officeooo:rsid="00d615b1"/>
    </style:style>
    <style:style style:name="T100" style:family="text">
      <style:text-properties officeooo:rsid="00d75638"/>
    </style:style>
    <style:style style:name="T101" style:family="text">
      <style:text-properties officeooo:rsid="00d79608"/>
    </style:style>
    <style:style style:name="T102" style:family="text">
      <style:text-properties officeooo:rsid="00d7e43c"/>
    </style:style>
    <style:style style:name="T103" style:family="text">
      <style:text-properties officeooo:rsid="00d8a616"/>
    </style:style>
    <style:style style:name="T104" style:family="text">
      <style:text-properties officeooo:rsid="00da853a"/>
    </style:style>
    <style:style style:name="T105" style:family="text">
      <style:text-properties officeooo:rsid="00dbf9aa"/>
    </style:style>
    <style:style style:name="T106" style:family="text">
      <style:text-properties officeooo:rsid="00dcdb1f"/>
    </style:style>
    <style:style style:name="T107" style:family="text">
      <style:text-properties officeooo:rsid="00deca0b"/>
    </style:style>
    <style:style style:name="T108" style:family="text">
      <style:text-properties officeooo:rsid="00df7942"/>
    </style:style>
    <style:style style:name="T109" style:family="text">
      <style:text-properties officeooo:rsid="00e35af0"/>
    </style:style>
    <style:style style:name="T110" style:family="text">
      <style:text-properties officeooo:rsid="00e3f2d1"/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7"/>
      <text:p text:style-name="P1">Интернет-институт</text:p>
      <text:p text:style-name="P7"/>
      <text:p text:style-name="P7"/>
      <text:p text:style-name="P7"/>
      <text:p text:style-name="P7"/>
      <text:p text:style-name="P7"/>
      <text:p text:style-name="P2">ОТЧЕТ ПО ЛАБОРАТОРН<text:span text:style-name="T83">ОЙ</text:span> РАБОТ<text:span text:style-name="T83">Е № </text:span><text:span text:style-name="T87">2</text:span><text:span text:style-name="T83"> </text:span></text:p>
      <text:p text:style-name="P3"><text:span text:style-name="T84">«</text:span><text:span text:style-name="T77">Системн</text:span><text:span text:style-name="T78">ый</text:span><text:span text:style-name="T77"> </text:span><text:span text:style-name="T78">блок</text:span><text:span text:style-name="T77"> персонального компьютера и микроЭВМ</text:span>»</text:p>
      <text:p text:style-name="P2">по дисциплине</text:p>
      <text:p text:style-name="P8"><text:span text:style-name="T66">«А</text:span><text:span text:style-name="T65">рхитектура вычислительных систем»</text:span></text:p>
      <text:p text:style-name="P7"><text:span text:style-name="T65">Семестр </text:span><text:span text:style-name="T66">3</text:span></text:p>
      <text:p text:style-name="P7"/>
      <text:p text:style-name="P7"/>
      <text:p text:style-name="P7"><text:span text:style-name="T65"/></text:p>
      <text:p text:style-name="P7"><text:span text:style-name="T65"/></text:p>
      <text:p text:style-name="P7"/>
      <text:p text:style-name="P7"/>
      <text:p text:style-name="P7"/>
      <text:p text:style-name="P7"><text:span text:style-name="T65"/></text:p>
      <text:p text:style-name="P7"><text:span text:style-name="T65"/></text:p>
      <text:p text:style-name="P4">Выполнил: студент гр. ИБ262521-ф</text:p>
      <text:p text:style-name="P5">Артемов Александр Евгеньевич</text:p>
      <text:p text:style-name="P6">Проверил: канд. техн. наук, доц. </text:p>
      <text:p text:style-name="P5">Французова Юлия Вячеславовна</text:p>
      <text:p text:style-name="P9"/>
      <text:p text:style-name="P9"/>
      <text:p text:style-name="P10"/>
      <text:p text:style-name="P9"/>
      <text:p text:style-name="P7"><text:span text:style-name="T65">Тула 202</text:span><text:span text:style-name="T66">4</text:span></text:p>
      <text:p text:style-name="P11"><text:span text:style-name="T85">Название:</text:span> <text:span text:style-name="T67">Системн</text:span><text:span text:style-name="T68">ый</text:span><text:span text:style-name="T67"> </text:span><text:span text:style-name="T68">блок</text:span><text:span text:style-name="T76"> персонального компьютера и микроЭВМ.</text:span></text:p>
      <text:p text:style-name="P12"/>
      <text:p text:style-name="P14"><text:span text:style-name="T85">Цель работы:</text:span> <text:span text:style-name="T76">Изучение конструкции системного блока и аппаратных компонентов IBM совместимых ПК и микроЭВМ с целью приобретения практических навыков грамотной эксплуатации и технического обслуживания компьютерной техники</text:span>.</text:p>
      <text:p text:style-name="P38"/>
      <text:p text:style-name="P33">Выполнение лабораторной работы.</text:p>
      <text:p text:style-name="P38"/>
      <text:p text:style-name="P14">При выполнении данной лабораторной работы я буду описывать <text:span text:style-name="T88">системный блок</text:span> модели <text:span text:style-name="T75">AeroCool Cylon</text:span> собственного домашнего компьютера.</text:p>
      <text:p text:style-name="P12"/>
      <text:p text:style-name="P13"><text:span text:style-name="T85">Описание системно</text:span><text:span text:style-name="T86">го блока.</text:span></text:p>
      <text:p text:style-name="P40"><text:span text:style-name="T69">Изучаемый системный блок собран в корпусе типа Mid–Tower формата ATX. </text:span><text:span text:style-name="T71">Имеет нижнее размещение блока питания.</text:span><text:span text:style-name="T69"> В корпусе установлен блок питания типа АТХ модели VX PLUS 600W фирмы AeroCool (</text:span><text:span text:style-name="T70">Тайвань</text:span><text:span text:style-name="T69">) с номинальной мощностью </text:span><text:span text:style-name="T70">600</text:span><text:span text:style-name="T69"> Вт </text:span><text:span text:style-name="T71">(в комплект системного блока не входит)</text:span><text:span text:style-name="T69">. Входное напряжение блока питания – </text:span><text:span text:style-name="T71">2</text:span><text:span text:style-name="T70">00-240</text:span><text:span text:style-name="T69"> В </text:span><text:span text:style-name="T70">50/60 Гц</text:span><text:span text:style-name="T69">. Блок питания соответствует спецификации АТХ </text:span><text:span text:style-name="T70">12V</text:span><text:span text:style-name="T69"> версии 2.</text:span><text:span text:style-name="T70">3</text:span><text:span text:style-name="T69"> и обеспечивает следующие токи нагрузки: +5 В – </text:span><text:span text:style-name="T70">17</text:span><text:span text:style-name="T69"> А; +3,3 В – </text:span><text:span text:style-name="T70">20</text:span><text:span text:style-name="T69"> А; +12 В – </text:span><text:span text:style-name="T70">46</text:span><text:span text:style-name="T69"> А; –12 В – 0,</text:span><text:span text:style-name="T70">3</text:span><text:span text:style-name="T69"> А; </text:span><text:span text:style-name="T70">ток дежурного источника (+5 В) – 2,5 А</text:span><text:span text:style-name="T69">. Блок питания содержит: </text:span></text:p>
      <text:list text:style-name="L1">
        <text:list-item>
          <text:p text:style-name="P43">20+4 – контактный разъем для подключения к системной плате; </text:p>
        </text:list-item>
        <text:list-item>
          <text:p text:style-name="P43">4+4 – контактный разъем для питания процессора; </text:p>
        </text:list-item>
        <text:list-item>
          <text:p text:style-name="P43">два 6+2 – контактных разъема для питания видеокарты;</text:p>
        </text:list-item>
        <text:list-item>
          <text:p text:style-name="P43">четыре 15 – контактных разъема для для питания SATA-устройст;</text:p>
        </text:list-item>
        <text:list-item>
          <text:p text:style-name="P43">три 4–контактных разъема типа Molex для подключения дисковых накопителей;</text:p>
        </text:list-item>
        <text:list-item>
          <text:p text:style-name="P43">4–контактный разъем для подключения флоппи–дисковода формата 3,5 дюйма.</text:p>
        </text:list-item>
      </text:list>
      <text:p text:style-name="P24">На <text:span text:style-name="T89">верхней</text:span> панели корпуса установлены кнопки включения и аппаратного сброса («<text:span text:style-name="T75">Reset</text:span>»), <text:span text:style-name="T89">3,5 мм jack — аудио-выход, 3,5 мм jack — вход микрофона, два разъема USB 2.0 Type-A, один USB 3.2 Gen1 Type-A, кард-ридер (для стандартов карт SD и TF),</text:span> а также два светодиодных индикатора активности системного блока и накопителя. <text:span text:style-name="T89">В верхней части передней панели находится кнопка LED для переключения режима работы подсветки корпуса. </text:span><text:span text:style-name="T108">П</text:span><text:span text:style-name="T89">одсветк</text:span><text:span text:style-name="T108">а</text:span><text:span text:style-name="T89"> корпуса </text:span><text:span text:style-name="T108">размещена на передней панели корпуса системного блока в виде RGB светодиодной полосы по диагонали слева на право. Имеет различные режимы.</text:span></text:p>
      <text:p text:style-name="P14"><text:soft-page-break/><text:span text:style-name="T89">В к</text:span>орпус<text:span text:style-name="T89">е не</text:span> <text:span text:style-name="T89">предусмотрены </text:span>монтажны<text:span text:style-name="T89">е</text:span> отсек<text:span text:style-name="T89">и с внешним доступом</text:span> <text:span text:style-name="T89">ни </text:span>формата 5,25 дюйма, <text:span text:style-name="T89">ни</text:span> формата 3,5 дюйма, <text:span text:style-name="T89">поэтому привод DVD отсутствует.</text:span></text:p>
      <text:p text:style-name="P28">В передней части блока для установки блока питания предусмотрены 2 монтажных отсека формата <text:s/>3,5 дюйма с внутренним доступом (с левой части корпуса) для установки накопителей на жестком магнитном диске. Данные монтажные отсеки имеют салазки.</text:p>
      <text:p text:style-name="P17"><text:span text:style-name="T91">С внутренней и внешней</text:span><text:span text:style-name="T90"> сторон </text:span><text:span text:style-name="T91">левой части корпуса </text:span><text:span text:style-name="T90">имеются 2 </text:span><text:span text:style-name="T91">места</text:span><text:span text:style-name="T90"> для установки носителей формата 2,5 дюйма, </text:span><text:span text:style-name="T91">где установлены 2 твердотельных накопителя</text:span> фирмы Apacer модели AS350 PANTHER номинальной емкостью <text:span text:style-name="T91">512</text:span> Гбайт <text:span text:style-name="T91">каждый</text:span>. Накопител<text:span text:style-name="T91">и</text:span> име<text:span text:style-name="T91">ю</text:span>т форм–фактор <text:span text:style-name="T91">2</text:span>,5 дюйма. Накопител<text:span text:style-name="T91">и выполнены по стандарту технологии 3D NAND. DRAM буфера не имеют. </text:span><text:s/>Интерфейс накопителя – <text:span text:style-name="T91">S</text:span>АТА <text:span text:style-name="T91">3</text:span> (максимальная скорость передачи информации – <text:span text:style-name="T91">6</text:span> <text:span text:style-name="T91">Гбит</text:span>/с).</text:p>
      <text:p text:style-name="P18">В корпусе установлена системная плата дизайнерск<text:span text:style-name="T92">ой</text:span> расцветк<text:span text:style-name="T92">и</text:span> формата ATX модели <text:span text:style-name="T75">ASRock B450 Steel Legend</text:span> производства фирмы ASRock (Тайвань). Системная плата имеет следующие технические характеристики:</text:p>
      <text:list text:continue-numbering="true" text:style-name="L1">
        <text:list-item>
          <text:p text:style-name="P48">поддерживаемые процессоры – <text:span text:style-name="T75">AMD Ryzen, AMD Athlon 1-го, 2-го и 3-го </text:span><text:span text:style-name="T76">поколений</text:span>;</text:p>
        </text:list-item>
        <text:list-item>
          <text:p text:style-name="P50">количество процессорных разъемов – 1;</text:p>
        </text:list-item>
        <text:list-item>
          <text:p text:style-name="P51">тип разъема процессора – <text:span text:style-name="T92">AM</text:span>–<text:span text:style-name="T92">4</text:span>;</text:p>
        </text:list-item>
        <text:list-item>
          <text:p text:style-name="P49">чипсет – AMD <text:span text:style-name="T75">Promontory</text:span> B450;</text:p>
        </text:list-item>
        <text:list-item>
          <text:p text:style-name="P49">количество разъемов расширения – <text:span text:style-name="T92">4</text:span> разъем<text:span text:style-name="T92">а</text:span> PCI<text:span text:style-name="T92">е</text:span> <text:span text:style-name="T92">черного</text:span> цвета (в режиме x1), 1 разъем PCI<text:span text:style-name="T92">е</text:span> (в режиме x4) черного цвета, снабжен фиксирующим устройством для видеоадаптера, <text:span text:style-name="T92">1 разъем </text:span>(в режиме x16) серебристого цвета, снабжен фиксирующим устройством для видеоадаптера;</text:p>
        </text:list-item>
        <text:list-item>
          <text:p text:style-name="P49">количество разъемов памяти – <text:span text:style-name="T92">4</text:span> разъема типа DIMM–288 для установки модулей памяти DDR4 черного цвета (максимальный объем устанавливаемой оперативной памяти – <text:span text:style-name="T92">128</text:span> <text:span text:style-name="T92">Г</text:span>байт);</text:p>
        </text:list-item>
        <text:list-item>
          <text:p text:style-name="P55"><text:span text:style-name="T93">2</text:span> разъем<text:span text:style-name="T93">а</text:span> интерфейса M2, <text:span text:style-name="T75">Ultra M.2 Socket</text:span> (M2_1), поддерживает размеры 2230/2242/2260/2280, версия носителя Gen3 x4 (32 Гбит/с), снабжен защитным кожухом для носителя, и <text:span text:style-name="T75">M.2 Socket</text:span> (M2_2), поддерживает размеры 2230/2242/2260/2280/22110, версия носителя <text:span text:style-name="T75">M.2</text:span> SATA3 6.0 Гбит/с или Gen3 x2 (16 Гбит/с);</text:p>
        </text:list-item>
        <text:list-item>
          <text:p text:style-name="P56">6 <text:s/>разъемов интерфейса Serial ATA, черного цвета, версия 3;</text:p>
        </text:list-item>
        <text:list-item>
          <text:p text:style-name="P56">11 разъемов интерфейса USB – 8 на задней панели (Type-A: 1 – USB 3.2 Gen 2, 4 – USB 3.2 Gen 1, 2 – USB 2.0; Type-B: USB 3.2 Gen 2) и 3 дополнительных (1 – USB 3.2 Gen 1 и 2 – USB 2.0);</text:p>
        </text:list-item>
        <text:list-item>
          <text:p text:style-name="P56"><text:soft-page-break/>1 разъем сетевого адаптера типа RJ–45 для подключения локальной сети типа Ethernet (1 Гбит/с);</text:p>
        </text:list-item>
        <text:list-item>
          <text:p text:style-name="P55"><text:span text:style-name="T93">1 </text:span>разъем <text:span text:style-name="T75">COM</text:span> <text:span text:style-name="T75">RS</text:span>-232;</text:p>
        </text:list-item>
        <text:list-item>
          <text:p text:style-name="P55"><text:span text:style-name="T93">2 </text:span>разъем<text:span text:style-name="T93">а</text:span> видеовыхода – 1 разъем <text:span text:style-name="T75">DisplayPort</text:span> и 1 разъем HDMI; </text:p>
        </text:list-item>
        <text:list-item>
          <text:p text:style-name="P55"><text:span text:style-name="T93">1</text:span> разъем цифрового аудиопорта (<text:span text:style-name="T75">s</text:span>/pdif) – оптический toslink;</text:p>
        </text:list-item>
        <text:list-item>
          <text:p text:style-name="P55"><text:span text:style-name="T93">5</text:span> разъемов интегрированного звукового адаптера – для подключения источников и приемников звуковых сигналов (оранжевый, черный, зеленый – «Линейный выход», голубой – «Линейный вход», розовый – «Микрофон»); </text:p>
        </text:list-item>
        <text:list-item>
          <text:p text:style-name="P55">один комбинированный разъем типа <text:span text:style-name="T75">PS</text:span>/2 зелено-фиолетового цвета – для подключения клавиатуры или манипулятора «мышь»;</text:p>
        </text:list-item>
        <text:list-item>
          <text:p text:style-name="P52">2<text:span text:style-name="T93">4</text:span>–контактный двухрядный разъем питания типа АТХ <text:span text:style-name="T93">черного</text:span> цвета и 8–контактный дополнительный разъем питания ATX черного цвета;</text:p>
        </text:list-item>
        <text:list-item>
          <text:p text:style-name="P51"><text:span text:style-name="T93">пять</text:span> <text:span text:style-name="T93">4</text:span>–контактных разъем<text:span text:style-name="T93">ов</text:span> для подключения охлаждающих вентиляторов <text:span text:style-name="T93">или систем водяного охлаждения</text:span>;</text:p>
        </text:list-item>
        <text:list-item>
          <text:p text:style-name="P51">элемент питания CMOS–памяти типа Maxell CR2032 с номинальным напряжением 3 В;</text:p>
        </text:list-item>
        <text:list-item>
          <text:p text:style-name="P51">габаритные размеры системной платы – <text:span text:style-name="T93">244</text:span>х305 мм.</text:p>
        </text:list-item>
      </text:list>
      <text:p text:style-name="P19">Чипсет AMD <text:span text:style-name="T75">Promontory</text:span> B450 <text:span text:style-name="T93">выполняет функции как северног</text:span><text:span text:style-name="T104">о</text:span><text:span text:style-name="T93">, так и южного мостов</text:span>. Микросхема <text:span text:style-name="T93">ч</text:span>ипсет<text:span text:style-name="T93">а</text:span> закрыта охлаждающим радиатором с логотипом фирмы <text:span text:style-name="T75">ASRock Steel Legend</text:span>;</text:p>
      <text:p text:style-name="P20">На системной плате установлен процессор AMD Ryzen 7 3800X OEM производства фирмы AMD (<text:span text:style-name="T96">произведен в Малазии</text:span>) со следующими параметрами:</text:p>
      <text:list text:continue-numbering="true" text:style-name="L1">
        <text:list-item>
          <text:p text:style-name="P44">условное наименование процессора – AMD Matisse;</text:p>
        </text:list-item>
        <text:list-item>
          <text:p text:style-name="P53">количество ядер – <text:span text:style-name="T109">8</text:span><text:span text:style-name="T94">;</text:span></text:p>
        </text:list-item>
        <text:list-item>
          <text:p text:style-name="P53">количество потоков – 16<text:span text:style-name="T94">;</text:span></text:p>
        </text:list-item>
        <text:list-item>
          <text:p text:style-name="P43">технология изготовления яд<text:span text:style-name="T95">ер</text:span> процессора – <text:span text:style-name="T94">7</text:span> <text:span text:style-name="T94">н</text:span>м;</text:p>
        </text:list-item>
        <text:list-item>
          <text:p text:style-name="P43">количество транзисторов – <text:span text:style-name="T94">3,8</text:span> мл<text:span text:style-name="T94">р</text:span><text:span text:style-name="T110">д</text:span>.;</text:p>
        </text:list-item>
        <text:list-item>
          <text:p text:style-name="P43">арифметический сопроцессор – встроенный;</text:p>
        </text:list-item>
        <text:list-item>
          <text:p text:style-name="P43">разрядность регистров общего назначения – <text:span text:style-name="T94">64</text:span> бита;</text:p>
        </text:list-item>
        <text:list-item>
          <text:p text:style-name="P43">номинальная тактовая частота – <text:span text:style-name="T94">3,9</text:span> <text:span text:style-name="T94">Г</text:span>Гц;</text:p>
        </text:list-item>
        <text:list-item>
          <text:p text:style-name="P44"><text:span text:style-name="T94">максимальная</text:span> тактовая частота <text:span text:style-name="T94">в турбо режиме</text:span> – <text:span text:style-name="T94">4,5</text:span> <text:span text:style-name="T94">Г</text:span>Гц;</text:p>
        </text:list-item>
        <text:list-item>
          <text:p text:style-name="P43">номинальное напряжение питания – 1,<text:span text:style-name="T95">4</text:span>5 В;</text:p>
        </text:list-item>
        <text:list-item>
          <text:p text:style-name="P43">объем кэш–памяти <text:span text:style-name="T95">1-го</text:span> уровня – <text:span text:style-name="T95">64</text:span> Кбайт <text:span text:style-name="T95">(на ядро)</text:span>;</text:p>
        </text:list-item>
        <text:list-item>
          <text:p text:style-name="P45">объем кэш–памяти <text:span text:style-name="T95">2-</text:span>го уровня – <text:span text:style-name="T95">512</text:span> Кбайт <text:span text:style-name="T95">(на ядро)</text:span>;</text:p>
        </text:list-item>
        <text:list-item>
          <text:p text:style-name="P45">объем кэш–памяти <text:span text:style-name="T95">3-</text:span>го уровня – <text:span text:style-name="T95">32</text:span> <text:span text:style-name="T95">М</text:span>байт <text:span text:style-name="T95">(общий)</text:span>;</text:p>
        </text:list-item>
        <text:list-item>
          <text:p text:style-name="P43">внешняя тактовая частота – <text:span text:style-name="T95">100</text:span> МГц;</text:p>
        </text:list-item>
        <text:list-item>
          <text:p text:style-name="P43">коэффициент умножения тактовой частоты – <text:span text:style-name="T95">39</text:span>;</text:p>
        </text:list-item>
        <text:list-item>
          <text:p text:style-name="P46"><text:soft-page-break/>тип корпуса – PGA-1331 зеленого цвета.</text:p>
        </text:list-item>
      </text:list>
      <text:p text:style-name="P21">На процессоре установлен охлаждающий радиатор <text:span text:style-name="T96">модели ID-COOLING SE-214-XT</text:span> <text:span text:style-name="T96">типа «башня»</text:span> с вентилятором. Вентилятор оснащен датчиком частоты вращения, <text:span text:style-name="T97">RGB – подсветкой </text:span><text:s/>и подключен <text:span text:style-name="T97">четырех</text:span>проводным кабелем к разъему системной платы «CPU_FAN1».</text:p>
      <text:p text:style-name="P34"><text:span text:style-name="T80">На системной плате в разъем</text:span><text:span text:style-name="T81">ах</text:span><text:span text:style-name="T80"> </text:span><text:span text:style-name="T81">DDR4_A1, DDR4_A2, DDR4_B1, DDR4_B2</text:span><text:span text:style-name="T80"> установлен</text:span><text:span text:style-name="T81">ы</text:span><text:span text:style-name="T80"> </text:span><text:span text:style-name="T81">4</text:span><text:span text:style-name="T80"> двухсторонни</text:span><text:span text:style-name="T81">х</text:span><text:span text:style-name="T80"> модул</text:span><text:span text:style-name="T81">я</text:span><text:span text:style-name="T80"> оперативной памяти Kingston FURY Beast Black типа DIMM–288 спецификации </text:span><text:span text:style-name="T81">DDR4</text:span><text:span text:style-name="T80">. Модуль содержит 16 микросхем оперативной памяти типа </text:span><text:span text:style-name="T81">DDR4 </text:span><text:span text:style-name="T82">SDRAM</text:span><text:span text:style-name="T80"> (синхронная динамическая оперативная память </text:span><text:span text:style-name="T82">с</text:span><text:span text:style-name="T80"> двойной скоростью передачи данных 4-го поколения) общей емкостью </text:span><text:span text:style-name="T82">8</text:span><text:span text:style-name="T80"> </text:span><text:span text:style-name="T82">Г</text:span><text:span text:style-name="T80">байт. </text:span><text:span text:style-name="T82">Модуль имеет радиатор черного цвета.</text:span><text:span text:style-name="T80"> Номинальное напряжение питания модуля памяти – </text:span><text:span text:style-name="T81">1</text:span><text:span text:style-name="T80">,3</text:span><text:span text:style-name="T81">5</text:span><text:span text:style-name="T80"> В.</text:span></text:p>
      <text:p text:style-name="P16">На системной плате установлена одна микросхема ПЗУ типа Flash–ROM (перепрограммируемая постоянная память с электрическим стиранием информации). В это ПЗУ записаны программы AMI UEFI Legal BIOS версии 4.30 фирмы American Megatrends Inc. В качестве микросхемы Super I/O используется микросхема Nuvoton NCT6779D, которая содержит контроллеры ввода – вывода и выполняет функции аппаратного мониторинга.</text:p>
      <text:p text:style-name="P14">В разъемах расширения системной платы установлены следующие адаптеры.</text:p>
      <text:p text:style-name="P16">В разъеме <text:span text:style-name="T98">PCIe 16x</text:span> установлен видеоадаптер модели GeForce GTX 1660 SUPER VENTUS XS OC производства фирмы <text:span text:style-name="T98">MSI (Micro-Star International Co., Ltd)</text:span>, выполненный на основе видеоконтроллера GeForce GTX 1660 SUPER фирмы nVidia. Цвет платы видеоадаптера – <text:span text:style-name="T98">темно серый</text:span>. На микросхему видеоадаптера установлен ребристый алюминиевый радиатор с одной тепловой трубкой S-образной формы толщиной 10 мм<text:span text:style-name="T98">, и закрыт</text:span><text:span text:style-name="T99">ы</text:span><text:span text:style-name="T98">й пластиковым кожухом с двумя вентиляторами</text:span>. Видеоконтроллер GeForce GTX 1660 SUPER характеризуется следующими основными техническими параметрами:</text:p>
      <text:list text:continue-numbering="true" text:style-name="L1">
        <text:list-item>
          <text:p text:style-name="P43">условное наименование микро<text:span text:style-name="T99">архитектуры</text:span> – NVIDIA Turing;</text:p>
        </text:list-item>
        <text:list-item>
          <text:p text:style-name="P54">графический процессор – NVIDIA TU116-300A-A1;</text:p>
        </text:list-item>
        <text:list-item>
          <text:p text:style-name="P43">технологический процесс изготовления микросхемы – <text:span text:style-name="T99">12</text:span> <text:span text:style-name="T99">н</text:span>м;</text:p>
        </text:list-item>
        <text:list-item>
          <text:p text:style-name="P43"><text:span text:style-name="T99">штатная</text:span> частота работы видеочипа – <text:span text:style-name="T99">1530</text:span> МГц;</text:p>
        </text:list-item>
        <text:list-item>
          <text:p text:style-name="P43">разрядность внутренней шины <text:span text:style-name="T99">памяти</text:span> – <text:span text:style-name="T99">192</text:span> бит;</text:p>
        </text:list-item>
        <text:list-item>
          <text:p text:style-name="P43">тактовая частота видеопамяти – <text:span text:style-name="T99">14000</text:span> МГц;</text:p>
        </text:list-item>
        <text:list-item>
          <text:p text:style-name="P43">объем видеопамяти – <text:span text:style-name="T99">6</text:span> <text:span text:style-name="T99">Г</text:span>байт;</text:p>
        </text:list-item>
        <text:list-item>
          <text:p text:style-name="P43">тип микросхем видеопамяти – <text:span text:style-name="T99">GDDR6</text:span>;</text:p>
        </text:list-item>
        <text:list-item>
          <text:p text:style-name="P43"><text:soft-page-break/>количество шейдеров – <text:span text:style-name="T100">1408</text:span>;</text:p>
        </text:list-item>
        <text:list-item>
          <text:p text:style-name="P43">количество блоков растеризации – <text:span text:style-name="T100">48</text:span>;</text:p>
        </text:list-item>
        <text:list-item>
          <text:p text:style-name="P47">количество текстурных блоков – <text:span text:style-name="T100">88</text:span>;</text:p>
        </text:list-item>
        <text:list-item>
          <text:p text:style-name="P47">интерфейс с системной платой – <text:span text:style-name="T98">PCIe 16x.</text:span></text:p>
        </text:list-item>
      </text:list>
      <text:p text:style-name="P41"><text:span text:style-name="T69">На плате видеоадаптера присутствуют </text:span><text:span text:style-name="T73">6</text:span><text:span text:style-name="T69"> микросхем видеопамяти </text:span><text:span text:style-name="T73">Samsung</text:span><text:span text:style-name="T69"> K4Z80325BC-HC14 типа </text:span><text:span text:style-name="T72">GDDR6</text:span><text:span text:style-name="T69"> с номинальным временем доступа </text:span><text:span text:style-name="T73">4</text:span><text:span text:style-name="T69"> нс </text:span><text:span text:style-name="T73">и</text:span><text:span text:style-name="T69"> объемом </text:span><text:span text:style-name="T73">1</text:span><text:span text:style-name="T69"> </text:span><text:span text:style-name="T73">Г</text:span><text:span text:style-name="T69">байт </text:span><text:span text:style-name="T73">каждая</text:span><text:span text:style-name="T69">. На задней стенке видеоадаптера закреплен один разъем типа </text:span><text:span text:style-name="T74">HDMI 2.0b и три разъема типа DisplayPort 1.4, так что возможно подключение до четырех мониторов одновременно</text:span><text:span text:style-name="T69">. </text:span><text:span text:style-name="T74">Максимальное разрешение 7680x4320 (8K Ultra HD). При использовании требуется подключение дополнительного питания через 8-контактный разъем. Потребляемая мощность 125 Вт.</text:span></text:p>
      <text:p text:style-name="P22">В разъеме PCI<text:span text:style-name="T101">e 1x</text:span> установлен <text:span text:style-name="T101">Wi-Fi</text:span> адаптер модели E12 производства фирмы Tenda (<text:span text:style-name="T101">Китай</text:span>), выполненный на основе микросхемы сетевого контроллера модели RTL8<text:span text:style-name="T101">822CE</text:span> производства фирмы Realtek (Тайвань). Плата сетевого адаптера имеет зеленый цвет. На задней стенке <text:s/>адаптера <text:span text:style-name="T102">устанавливаются две внешние съемные антенны с коэффициентом усиления 5 dBi черного цвета, имеющие шарнир в основании</text:span>. <text:span text:style-name="T101">Wi-Fi</text:span> адаптер предназначен для работы <text:s/>с номинальными скоростями передачи информации <text:span text:style-name="T102">300 Мбит/с на частоте 2.4 ГГц</text:span> и <text:span text:style-name="T102">867</text:span> Мбит/с <text:span text:style-name="T102">на частоте 5 ГГц</text:span>.</text:p>
      <text:p text:style-name="P23"><text:span text:style-name="T91">С внутренней и внешней</text:span><text:span text:style-name="T90"> сторон </text:span><text:span text:style-name="T91">левой части корпуса </text:span><text:span text:style-name="T90">имеются 2 </text:span><text:span text:style-name="T91">места</text:span><text:span text:style-name="T90"> для установки носителей формата 2,5 дюйма, </text:span><text:span text:style-name="T91">где установлены 2 твердотельных накопителя</text:span> фирмы Apacer модели AS350 PANTHER номинальной емкостью <text:span text:style-name="T91">512</text:span> Гбайт <text:span text:style-name="T91">каждый</text:span>. Накопител<text:span text:style-name="T91">и</text:span> име<text:span text:style-name="T91">ю</text:span>т форм–фактор <text:span text:style-name="T91">2</text:span>,5 дюйма. Накопител<text:span text:style-name="T91">и выполнены по стандарту технологии 3D NAND. DRAM буфера не имеют. </text:span><text:s/>Интерфейс накопителя – <text:span text:style-name="T91">S</text:span>АТА <text:span text:style-name="T91">3</text:span> (максимальная скорость передачи информации – <text:span text:style-name="T91">6</text:span> <text:span text:style-name="T91">Гбит</text:span>/с).</text:p>
      <text:p text:style-name="P22">К порт<text:span text:style-name="T102">ам</text:span> <text:span text:style-name="T102">SATA3A_1 и SATA3A_2</text:span> <text:span text:style-name="T102">системной платы</text:span> с помощью <text:span text:style-name="T102">SATA</text:span> кабеля подключен<text:span text:style-name="T102">ы два</text:span> <text:span text:style-name="T91">твердотельных накопителя</text:span> фирмы Apacer модели AS350 PANTHER номинальной емкостью <text:span text:style-name="T91">512</text:span> Гбайт <text:span text:style-name="T91">каждый</text:span>. </text:p>
      <text:p text:style-name="P14">Системная плата оснащена системой мониторинга основных критических параметров условий работы системной платы (частоты вращения охлаждающих вентиляторов, <text:span text:style-name="T103">бесшумной работы,</text:span> температуры корпуса микропроцессора <text:span text:style-name="T103">и чипсета, и контроля напряжений</text:span>). К системной плате подключены: кнопка включения блока питания, кнопка "Reset", светодиодные индикаторы наличия напряжения питания "Power" (<text:span text:style-name="T103">синего </text:span><text:s/>цвета) и активности "винчестерского" накопителя (<text:span text:style-name="T103">красного</text:span> цвета). </text:p>
      <text:p text:style-name="P39"/>
      <text:p text:style-name="P42"><text:span text:style-name="T79"/></text:p>
      <text:p text:style-name="P35"><text:soft-page-break/><text:span text:style-name="T79">Ответы на контрольные вопросы.</text:span></text:p>
      <text:p text:style-name="P36"/>
      <text:list text:style-name="L2">
        <text:list-item>
          <text:p text:style-name="P57">Что такое системный блок компьютера? </text:p>
        </text:list-item>
      </text:list>
      <text:p text:style-name="P32">Системный блок является «главным» устройством, поскольку в нем, как правило, располагаются все основные узлы компьютера.</text:p>
      <text:list text:continue-numbering="true" text:style-name="L2">
        <text:list-item>
          <text:p text:style-name="P58">Какие компоненты входят в состав системного блока компьютера? </text:p>
        </text:list-item>
      </text:list>
      <text:p text:style-name="P15">системная, или материнская, плата, на которой расположены электронные схемы, управляющие работой компьютера (микропроцессор, оперативная память, постоянная память, контроллеры периферийных устройств и др.); блок питания, обеспечивающий работоспособность всех устройств, находящихся в системном блоке; устройства внешней памяти (накопители на гибких и жестких магнитных дисках, приводы CD и DVD и др.); прочие вспомогательные устройства, например, охлаждающие устройства.</text:p>
      <text:list text:continue-numbering="true" text:style-name="L2">
        <text:list-item>
          <text:p text:style-name="P58">По каким параметрам производится классификация корпусов системных блоков компьютеров? </text:p>
        </text:list-item>
      </text:list>
      <text:p text:style-name="P29">По примерным размерам, расположению системной платы (горизонтальное или вертикальное), количество монтажных отсеков (от 2 до 8 и более).</text:p>
      <text:list text:continue-numbering="true" text:style-name="L2">
        <text:list-item>
          <text:p text:style-name="P58">Какие существуют форматы системных плат и корпусов системных блоков? </text:p>
        </text:list-item>
      </text:list>
      <text:p text:style-name="P15">АТ или АТХ.</text:p>
      <text:list text:continue-numbering="true" text:style-name="L2">
        <text:list-item>
          <text:p text:style-name="P58">Какие технические особенности имеет корпус типа АТХ по сравнению с корпусом типа АТ? </text:p>
        </text:list-item>
      </text:list>
      <text:p text:style-name="P29">Крепления в корпусе под системные платы формата ATX, нет монтажных мест дисководов 5,25 дюймов, блок питания большей мощности.</text:p>
      <text:list text:continue-numbering="true" text:style-name="L2">
        <text:list-item>
          <text:p text:style-name="P58">Каким образом в корпус системного блока устанавливаются компоненты компьютера? </text:p>
        </text:list-item>
      </text:list>
      <text:p text:style-name="P29">Обычно блок питания идет в комплекте с системным блоком вверху или внизу корпуса, системная плата с процессором (с вентилятором) и оперативной памятью на внутренней перегородке системного блока (иногда с дисками формата M2), накопители размещаются в монтажных отсеках соответствующего форм-фактора.</text:p>
      <text:list text:continue-numbering="true" text:style-name="L2">
        <text:list-item>
          <text:p text:style-name="P58">Каким образом осуществляется установка системной платы в корпус системного блока?</text:p>
        </text:list-item>
      </text:list>
      <text:p text:style-name="P29">Системная плата устанавливается <text:span text:style-name="T104">внутрь системного блока обычно на внутреннюю левую боковую перегородку при помощи винтов и шестигранных стоек.</text:span></text:p>
      <text:list text:continue-numbering="true" text:style-name="L2">
        <text:list-item>
          <text:p text:style-name="P58"><text:soft-page-break/>Каким образом осуществляется электропитание элементов системного блока? </text:p>
        </text:list-item>
      </text:list>
      <text:p text:style-name="P26">Электропитание элементов системного блока <text:span text:style-name="T104">осуществляет блок питания. При выборе блока питания следует учитывать количество и тип необходимых разъемов, а так же совокупная мощность потребляемая всеми устройствами системного блока.</text:span></text:p>
      <text:list text:continue-numbering="true" text:style-name="L2">
        <text:list-item>
          <text:p text:style-name="P58">Какие конструктивные исполнения корпусов микропроцессоров Intel и совместимых с ними применяются в настоящее время? </text:p>
        </text:list-item>
      </text:list>
      <text:p text:style-name="P15"><text:span text:style-name="T75">DIP (Dual Inline Package), QFP (Quad Flat Package), LCC (Leadless Chip Carrier), PLCC (Plastic Leaded Chip Carrier) и СLCC (Ceramic Leaded Chip Carrier), PGA (Pin Grid Array), LGA (Land Grid Array), BGA (Ball Grid Array)</text:span>, <text:span text:style-name="T105">к</text:span>артриджи.</text:p>
      <text:list text:continue-numbering="true" text:style-name="L2">
        <text:list-item>
          <text:p text:style-name="P58">Почему на системной плате современного компьютера отсутствует микросхема арифметического сопроцессора?</text:p>
        </text:list-item>
      </text:list>
      <text:p text:style-name="P15">Современные процессоры содержат встроенный арифметический сопроцессор.</text:p>
      <text:list text:continue-numbering="true" text:style-name="L2">
        <text:list-item>
          <text:p text:style-name="P58">Какой уровень потребляемой мощности имеют современные микропроцессоры и платы расширения? </text:p>
        </text:list-item>
      </text:list>
      <text:p text:style-name="P15">Современные процессоры потребляют до 200 Вт (Intel Core i9-9900KS), а видеокарты GeForce RTX 4090 до 450 Вт.</text:p>
      <text:list text:continue-numbering="true" text:style-name="L2">
        <text:list-item>
          <text:p text:style-name="P58">Какие технические особенности имеет блок питания типа АТХ по сравнению с блоком питания типа АТ? </text:p>
        </text:list-item>
      </text:list>
      <text:p text:style-name="P15">Типичный блок питания типа АТ имеет примерные габаритные размеры 150х150х213, а блок типа АТХ – 140х150х85 мм.</text:p>
      <text:p text:style-name="P15">Блок питания типа АТ обеспечивает четыре уровня выходных питающих напряжений: +5 В, –5 В, +12 В, –12 В. Блок питания типа АТХ обеспечивает пять питающих напряжений: +3,3 В, +5 В, –5 В, +12 В, –12 В. Характерной особенностью блока питания типа АТХ является программное управление режимами его работы: включение, выключение, регулирование скорости охлаждающего вентилятора (стандартный блок питания типа АТ таких функций обычно не поддерживает).</text:p>
      <text:list text:continue-numbering="true" text:style-name="L2">
        <text:list-item>
          <text:p text:style-name="P58">Что такое плата расширения? </text:p>
        </text:list-item>
      </text:list>
      <text:p text:style-name="P15"><text:span text:style-name="T106">Это о</text:span>пределенный вид компьютерных комплектующих - печатная плата, устанавливающаяся в слот расширения материнской платы компьютерной системы для того чтобы добавить дополнительные функции. Платы расширения, которые используются для подключения внешних устройств, еще называют их контролерами или адаптерами.</text:p>
      <text:list text:continue-numbering="true" text:style-name="L2">
        <text:list-item>
          <text:p text:style-name="P58">Какие компоненты входят в состав видеоадаптера? </text:p>
        </text:list-item>
      </text:list>
      <text:p text:style-name="P30"><text:soft-page-break/>Печатная плата, графический процессор, микросхемы памяти, система охлаждения (радиаторы, вентиляторы), разъемы для подключения мониторов. </text:p>
      <text:list text:continue-numbering="true" text:style-name="L2">
        <text:list-item>
          <text:p text:style-name="P58">Какие интерфейсы используются для сопряжения видеоадаптера с системной платой? </text:p>
        </text:list-item>
      </text:list>
      <text:p text:style-name="P30">Ранее использовались слоты PCI, VLB, ISA, в 2000-х годах стандартом стал слот AGP. Сейчас стандарт — это PCIe 16x.</text:p>
      <text:list text:continue-numbering="true" text:style-name="L2">
        <text:list-item>
          <text:p text:style-name="P59">Какие интерфейсы используются для подключения монитора к видеоадаптеру?</text:p>
        </text:list-item>
      </text:list>
      <text:p text:style-name="P25"><text:span text:style-name="T106">Д</text:span>ля подключения монитора к видеоадаптеру используются интерфейсы <text:span text:style-name="T106">VGA, DVI, HDMI, DisplayPort.</text:span></text:p>
      <text:list text:continue-numbering="true" text:style-name="L2">
        <text:list-item>
          <text:p text:style-name="P58">Каковы функциональные возможности звукового адаптера? </text:p>
        </text:list-item>
      </text:list>
      <text:p text:style-name="P15">запись звуковых сигналов, поступающих от внешних источников, и преобразование аналоговых сигналов в цифровую форму;</text:p>
      <text:p text:style-name="P15">воспроизведение записанных ранее звуковых данных с помощью внешней акустической системы, в процессе которого звуковой сигнал преобразуется из цифровой формы в аналоговую;</text:p>
      <text:p text:style-name="P15">микширования (смешивания) при записи или воспроизведении сигналов от нескольких источников;</text:p>
      <text:p text:style-name="P15">специальной обработки звуковых сигналов – редактирования, объединения или разделения фрагментов сигнала, фильтрации, изменения уровня сигнала и т.д.;</text:p>
      <text:p text:style-name="P15">генерирования с помощью синтезатора каких–либо звуков (музыкальных инструментов, человеческой речи и др.);</text:p>
      <text:p text:style-name="P15">воспроизведения сигналов со звуковых компакт–дисков.</text:p>
      <text:list text:continue-numbering="true" text:style-name="L2">
        <text:list-item>
          <text:p text:style-name="P58">Какие элементы входят в состав звукового адаптера?</text:p>
        </text:list-item>
      </text:list>
      <text:p text:style-name="P15">В основе звукового адаптера содержится набор микросхем звукового процессора, предназначенного для синтеза звука и преобразования звуковой информации из аналоговой формы в цифровую и обратно. Кроме этого на плате звукового адаптера могут устанавливаться вспомогательные компоненты (микросхемы памяти, усилители звуковых сигналов и др.).</text:p>
      <text:list text:continue-numbering="true" text:style-name="L2">
        <text:list-item>
          <text:p text:style-name="P58">Назначение сетевого адаптера? Классификация сетевых адаптеров? </text:p>
        </text:list-item>
      </text:list>
      <text:p text:style-name="P15">Сетевой адаптер предназначен для сопряжения компьютера с локальной сетью ЭВМ. 10 Мбит/с (адаптер типа Ethernet), 100 Мбит/с (Fast Ethernet) или 1000 Мбит/с (Giga Ethernet).</text:p>
      <text:list text:continue-numbering="true" text:style-name="L2">
        <text:list-item>
          <text:p text:style-name="P58">Какие компоненты составляют сетевой адаптер? </text:p>
        </text:list-item>
      </text:list>
      <text:p text:style-name="P15"><text:soft-page-break/>На плате сетевого адаптера устанавливается набор микросхем (сетевой контроллер), управляющих передачей информации между системной магистралью компьютера и средой передачи сети, разъем типа BNC и<text:span text:style-name="T107">ли</text:span> разъем типа RJ–45.</text:p>
      <text:list text:continue-numbering="true" text:style-name="L2">
        <text:list-item>
          <text:p text:style-name="P58">Какие компоненты входят в состав внутреннего модема? </text:p>
        </text:list-item>
      </text:list>
      <text:p text:style-name="P15">На плате модема устанавливается набор микросхем, называемый сигнальным процессором (DSP – Digital Signal Processor), и иные необходимые для работы модема устройства (микросхемы ОЗУ и ПЗУ, электромеханическое или электронное реле для коммутации телефонной линии, звуковой излучатель, переключатели режимов работы и др.).</text:p>
      <text:list text:continue-numbering="true" text:style-name="L2">
        <text:list-item>
          <text:p text:style-name="P58">Какие интерфейсы предназначены для подключения периферийных устройств? </text:p>
        </text:list-item>
      </text:list>
      <text:p text:style-name="P15"><text:span text:style-name="T107">Устаревшие: </text:span>COM–порт, LPT–порт, интерфейс дискетного накопителя (FDD), один или два порта интерфейса IDE/ATA, SCSI, FireWire. <text:span text:style-name="T107">Современные: USB, SATA, PCIe. Интерфейс подключения клавиатуры и мыши PS/2 используется до сих пор очень часто.</text:span></text:p>
      <text:list text:continue-numbering="true" text:style-name="L2">
        <text:list-item>
          <text:p text:style-name="P58">Какие интерфейсы предназначены для подключения устройств дисковой памяти? </text:p>
        </text:list-item>
      </text:list>
      <text:p text:style-name="P31">Внутри системного блока используются IDE/ATA, SCSI, SATA, M2. Внешние дисковые устройства подключаются посредством USB.</text:p>
      <text:list text:continue-numbering="true" text:style-name="L2">
        <text:list-item>
          <text:p text:style-name="P58">Каким образом осуществляется охлаждение компонентов системного блока компьютера?</text:p>
        </text:list-item>
      </text:list>
      <text:p text:style-name="P27"><text:span text:style-name="T107">О</text:span>хлаждение компонентов системного блока компьютера <text:span text:style-name="T107">осуществляется посредством обдува воздушным потоком, посредством установки теплоотводящего радиатора без или с вентилятором на компонент. Вместо вентилятора возможна установка водяной помпы для отвода тепла от радиатора посредством воды, как теплоносителя. </text:span>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/>
    <style:font-face style:name="OpenSymbol1" svg:font-family="OpenSymbol" style:font-family-generic="system" style:font-pitch="variable"/>
    <style:font-face style:name="OpenSymbol2" svg:font-family="OpenSymbol" style:font-adornments="Regular"/>
    <style:font-face style:name="Symbol" svg:font-family="Symbol" style:font-family-generic="roman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15%" fo:text-align="start" style:justify-single-word="false" fo:orphans="2" fo:widows="2" fo:hyphenation-ladder-count="no-limit" style:page-number="auto" fo:keep-with-next="always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" fo:font-family="Arial" style:font-family-generic="roman" fo:font-size="17pt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size="15pt" style:font-size-asian="15pt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size="13pt" fo:font-weight="bold" style:font-size-asian="13pt" style:font-weight-asian="bold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weight="bold" style:font-weight-asian="bold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size="11pt" fo:font-weight="bold" style:font-size-asian="11pt" style:font-weight-asian="bold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size="11pt" fo:font-style="italic" fo:font-weight="bold" style:font-size-asian="11pt" style:font-style-asian="italic" style:font-weight-asian="bold" style:font-name-complex="Arial1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size="11pt" fo:font-style="italic" style:font-size-asian="11pt" style:font-style-asian="italic" style:font-name-complex="Arial1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" fo:font-family="Arial" style:font-family-generic="roman" fo:font-size="10.5pt" fo:font-style="italic" style:font-size-asian="10.5pt" style:font-style-asian="italic" style:font-name-complex="Arial1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top="0cm" fo:margin-bottom="0.101cm" style:contextual-spacing="false"/>
    </style:style>
    <style:style style:name="Contents_20_3" style:display-name="Contents 3" style:family="paragraph" style:parent-style-name="Normal1" style:class="index">
      <style:paragraph-properties fo:margin-left="1cm" fo:margin-top="0cm" fo:margin-bottom="0.101cm" style:contextual-spacing="false"/>
    </style:style>
    <style:style style:name="Contents_20_4" style:display-name="Contents 4" style:family="paragraph" style:parent-style-name="Normal1" style:class="index">
      <style:paragraph-properties fo:margin-left="1.499cm" fo:margin-top="0cm" fo:margin-bottom="0.101cm" style:contextual-spacing="false"/>
    </style:style>
    <style:style style:name="Contents_20_5" style:display-name="Contents 5" style:family="paragraph" style:parent-style-name="Normal1" style:class="index">
      <style:paragraph-properties fo:margin-left="2cm" fo:margin-top="0cm" fo:margin-bottom="0.101cm" style:contextual-spacing="false"/>
    </style:style>
    <style:style style:name="Contents_20_6" style:display-name="Contents 6" style:family="paragraph" style:parent-style-name="Normal1" style:class="index">
      <style:paragraph-properties fo:margin-left="2.499cm" fo:margin-top="0cm" fo:margin-bottom="0.101cm" style:contextual-spacing="false"/>
    </style:style>
    <style:style style:name="Contents_20_7" style:display-name="Contents 7" style:family="paragraph" style:parent-style-name="Normal1" style:class="index">
      <style:paragraph-properties fo:margin-left="3cm" fo:margin-top="0cm" fo:margin-bottom="0.101cm" style:contextual-spacing="false"/>
    </style:style>
    <style:style style:name="Contents_20_8" style:display-name="Contents 8" style:family="paragraph" style:parent-style-name="Normal1" style:class="index">
      <style:paragraph-properties fo:margin-left="3.5cm" fo:margin-top="0cm" fo:margin-bottom="0.101cm" style:contextual-spacing="false"/>
    </style:style>
    <style:style style:name="Contents_20_9" style:display-name="Contents 9" style:family="paragraph" style:parent-style-name="Normal1" style:class="index">
      <style:paragraph-properties fo:margin-left="4.001cm" fo:margin-top="0cm" fo:margin-bottom="0.101cm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Figure_20_Index_20_1" style:display-name="Figure Index 1" style:family="paragraph" style:parent-style-name="Normal1" style:class="index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Default_20_Paragraph_20_Font_20__28_WW_29_" style:display-name="Default Paragraph Font (WW)" style:family="text"/>
    <style:style style:name="DStyle_5f_text" style:display-name="DStyle_text" style:family="text">
      <style:text-properties style:font-name="Arial" fo:font-family="Arial" style:font-family-generic="roman" fo:font-size="11pt" fo:language="en" fo:country="US" style:font-size-asian="11pt" style:font-name-complex="Arial1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fo:font-size="20pt" style:font-size-asian="20pt" style:font-name-complex="Arial1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fo:font-size="17pt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fo:font-size="15pt" style:font-size-asian="15pt" style:font-name-complex="Arial1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fo:font-size="13pt" fo:font-weight="bold" style:font-size-asian="13pt" style:font-weight-asian="bold" style:font-name-complex="Arial1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fo:font-size="11pt" fo:font-weight="bold" style:font-size-asian="11pt" style:font-weight-asian="bold" style:font-name-complex="Arial1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fo:font-size="11pt" fo:font-style="italic" fo:font-weight="bold" style:font-size-asian="11pt" style:font-style-asian="italic" style:font-weight-asian="bold" style:font-name-complex="Arial1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fo:font-size="11pt" fo:font-style="italic" style:font-size-asian="11pt" style:font-style-asian="italic" style:font-name-complex="Arial1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fo:font-size="10.5pt" fo:font-style="italic" style:font-size-asian="10.5pt" style:font-style-asian="italic" style:font-name-complex="Arial1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family-generic="roman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" fo:font-family="'Times New Roman'" style:font-family-generic="roman" fo:font-size="14pt" fo:font-style="normal" style:font-size-asian="14pt" style:font-style-asian="normal" style:font-name-complex="Times New Roman2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" fo:font-family="'Times New Roman'" style:font-family-generic="roman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02-28T19:41:34.043583177</dc:date>
    <meta:editing-cycles>28</meta:editing-cycles>
    <meta:editing-duration>PT14H4M54S</meta:editing-duration>
    <meta:generator>LibreOffice/24.2.0.3$Linux_X86_64 LibreOffice_project/da48488a73ddd66ea24cf16bbc4f7b9c08e9bea1</meta:generator>
    <meta:print-date>2024-02-11T16:24:46.564004492</meta:print-date>
    <meta:printed-by>Файлы PDF</meta:printed-by>
    <meta:document-statistic meta:table-count="0" meta:image-count="0" meta:object-count="0" meta:page-count="10" meta:paragraph-count="144" meta:word-count="2413" meta:character-count="18064" meta:non-whitespace-character-count="15783"/>
    <meta:user-defined meta:name="AppVersion">16.0000</meta:user-defined>
    <meta:template xlink:type="simple" xlink:actuate="onRequest" xlink:title="Normal" xlink:href=""/>
  </office:meta>
</office:document-meta>
</file>